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fo:break-before="auto" fo:break-after="auto" style:writing-mode="lr-tb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4" style:family="paragraph" style:parent-style-name="Standard" style:list-style-name="LS1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15" style:family="paragraph" style:parent-style-name="Standard" style:list-style-name="LS3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16" style:family="paragraph" style:parent-style-name="Standard" style:list-style-name="LS4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17" style:family="paragraph" style:parent-style-name="Standard" style:list-style-name="LS2">
      <style:paragraph-properties fo:margin-top="0cm" fo:margin-bottom="0cm" style:contextual-spacing="false" fo:line-height="100%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</text:span><text:span text:style-name="T2">-stor</text:span><text:span text:style-name="T1">e</text:span></text:p>
      <text:p text:style-name="P3"/>
      <text:p text:style-name="P2"><text:span text:style-name="T3">Group Members</text:span></text:p>
      <text:p text:style-name="P2">Ebarle, Roselle M. </text:p>
      <text:p text:style-name="P2">Maglasang, Catherine M. </text:p>
      <text:p text:style-name="P2">Esin, Dexter</text:p>
      <text:p text:style-name="P2">Yee, Mar Rynner</text:p>
      <text:p text:style-name="P3"/>
      <text:p text:style-name="P2"><text:span text:style-name="T3">Sources: </text:span></text:p>
      <text:p text:style-name="P2"><text:a xlink:type="simple" xlink:href="http://www.practicalecommerce.com/articles/73649-11-Open-Source-Ecommerce-Platforms">http</text:a><text:a xlink:type="simple" xlink:href="http://www.practicalecommerce.com/articles/73649-11-Open-Source-Ecommerce-Platforms">://</text:a><text:a xlink:type="simple" xlink:href="http://www.practicalecommerce.com/articles/73649-11-Open-Source-Ecommerce-Platforms">www</text:a><text:a xlink:type="simple" xlink:href="http://www.practicalecommerce.com/articles/73649-11-Open-Source-Ecommerce-Platforms">.</text:a><text:a xlink:type="simple" xlink:href="http://www.practicalecommerce.com/articles/73649-11-Open-Source-Ecommerce-Platforms">practicalecommerce</text:a><text:a xlink:type="simple" xlink:href="http://www.practicalecommerce.com/articles/73649-11-Open-Source-Ecommerce-Platforms">.</text:a><text:a xlink:type="simple" xlink:href="http://www.practicalecommerce.com/articles/73649-11-Open-Source-Ecommerce-Platforms">com</text:a><text:a xlink:type="simple" xlink:href="http://www.practicalecommerce.com/articles/73649-11-Open-Source-Ecommerce-Platforms">/</text:a><text:a xlink:type="simple" xlink:href="http://www.practicalecommerce.com/articles/73649-11-Open-Source-Ecommerce-Platforms">articles</text:a><text:a xlink:type="simple" xlink:href="http://www.practicalecommerce.com/articles/73649-11-Open-Source-Ecommerce-Platforms">/73649-11-</text:a><text:a xlink:type="simple" xlink:href="http://www.practicalecommerce.com/articles/73649-11-Open-Source-Ecommerce-Platforms">Open</text:a><text:a xlink:type="simple" xlink:href="http://www.practicalecommerce.com/articles/73649-11-Open-Source-Ecommerce-Platforms">-</text:a><text:a xlink:type="simple" xlink:href="http://www.practicalecommerce.com/articles/73649-11-Open-Source-Ecommerce-Platforms">Source</text:a><text:a xlink:type="simple" xlink:href="http://www.practicalecommerce.com/articles/73649-11-Open-Source-Ecommerce-Platforms">-</text:a><text:a xlink:type="simple" xlink:href="http://www.practicalecommerce.com/articles/73649-11-Open-Source-Ecommerce-Platforms">Ecommerce</text:a><text:a xlink:type="simple" xlink:href="http://www.practicalecommerce.com/articles/73649-11-Open-Source-Ecommerce-Platforms">-</text:a><text:a xlink:type="simple" xlink:href="http://www.practicalecommerce.com/articles/73649-11-Open-Source-Ecommerce-Platforms">Platforms</text:a></text:p>
      <text:p text:style-name="P2"><text:a xlink:type="simple" xlink:href="https://www.cmscritic.com/dir/ecommerce-software/">https</text:a><text:a xlink:type="simple" xlink:href="https://www.cmscritic.com/dir/ecommerce-software/">://</text:a><text:a xlink:type="simple" xlink:href="https://www.cmscritic.com/dir/ecommerce-software/">www</text:a><text:a xlink:type="simple" xlink:href="https://www.cmscritic.com/dir/ecommerce-software/">.</text:a><text:a xlink:type="simple" xlink:href="https://www.cmscritic.com/dir/ecommerce-software/">cmscritic</text:a><text:a xlink:type="simple" xlink:href="https://www.cmscritic.com/dir/ecommerce-software/">.</text:a><text:a xlink:type="simple" xlink:href="https://www.cmscritic.com/dir/ecommerce-software/">com</text:a><text:a xlink:type="simple" xlink:href="https://www.cmscritic.com/dir/ecommerce-software/">/</text:a><text:a xlink:type="simple" xlink:href="https://www.cmscritic.com/dir/ecommerce-software/">dir</text:a><text:a xlink:type="simple" xlink:href="https://www.cmscritic.com/dir/ecommerce-software/">/</text:a><text:a xlink:type="simple" xlink:href="https://www.cmscritic.com/dir/ecommerce-software/">ecommerce</text:a><text:a xlink:type="simple" xlink:href="https://www.cmscritic.com/dir/ecommerce-software/">-</text:a><text:a xlink:type="simple" xlink:href="https://www.cmscritic.com/dir/ecommerce-software/">software</text:a><text:a xlink:type="simple" xlink:href="https://www.cmscritic.com/dir/ecommerce-software/">/</text:a></text:p>
      <text:p text:style-name="P2"><text:a xlink:type="simple" xlink:href="http://www.capterra.com/ecommerce-software/">http</text:a><text:a xlink:type="simple" xlink:href="http://www.capterra.com/ecommerce-software/">://</text:a><text:a xlink:type="simple" xlink:href="http://www.capterra.com/ecommerce-software/">www</text:a><text:a xlink:type="simple" xlink:href="http://www.capterra.com/ecommerce-software/">.</text:a><text:a xlink:type="simple" xlink:href="http://www.capterra.com/ecommerce-software/">capterra</text:a><text:a xlink:type="simple" xlink:href="http://www.capterra.com/ecommerce-software/">.</text:a><text:a xlink:type="simple" xlink:href="http://www.capterra.com/ecommerce-software/">com</text:a><text:a xlink:type="simple" xlink:href="http://www.capterra.com/ecommerce-software/">/</text:a><text:a xlink:type="simple" xlink:href="http://www.capterra.com/ecommerce-software/">ecommerce</text:a><text:a xlink:type="simple" xlink:href="http://www.capterra.com/ecommerce-software/">-</text:a><text:a xlink:type="simple" xlink:href="http://www.capterra.com/ecommerce-software/">software</text:a><text:a xlink:type="simple" xlink:href="http://www.capterra.com/ecommerce-software/">/</text:a></text:p>
      <text:p text:style-name="P3"/>
      <text:p text:style-name="P3">Abstract</text:p>
      <text:p text:style-name="P2">e-store is an open-source, python-based ecommerce solution for online merchants. e-store features more than payment gateways and shipping methods in the default downloads, with hundreds of additional gateways and shipping integrations in its extension directory. e-store is also designed to easily manage multiple shops from one admin interface. </text:p>
      <text:p text:style-name="P2"/>
      <text:p text:style-name="P2">e-store is an e-commerce platform that helps the brand in showcasing their products online. e-store is a place where users can easily view the products that they like and possibly bookmark it for viewing later. e-store is a place where customers can easily access the brand, place order, or simply browse. </text:p>
      <text:p text:style-name="P2"/>
      <text:p text:style-name="P3">Charter</text:p>
      <text:p text:style-name="P3">Vision</text:p>
      <text:p text:style-name="P2">To provide the best customer experience on shopping online.</text:p>
      <text:p text:style-name="P3">Mission</text:p>
      <text:p text:style-name="P2">To create a system that will help users choosing a better product that suit their needs.</text:p>
      <text:p text:style-name="P2"/>
      <text:p text:style-name="P3">Objectives</text:p>
      <text:list xml:id="list4664279445022426652" text:style-name="LS1">
        <text:list-item>
          <text:p text:style-name="P14">Within 2 weeks after project initiation, the developers will already have a design and plan for the project's interface and architecture. The developers will come up with an initial product backlog and be able to commence the first sprint planning. <text:tab/> </text:p>
        </text:list-item>
        <text:list-item>
          <text:p text:style-name="P14">Within <text:tab/>7 weeks after planning, the team will finish the first sprint. And come up with 50% of the planned major features and interface. <text:tab/> <text:tab/></text:p>
          <text:list>
            <text:list-item>
              <text:p text:style-name="P14">Within 1 week, the admin dashboard interface and functionalities such as adding products is created.</text:p>
            </text:list-item>
            <text:list-item>
              <text:p text:style-name="P14">Then, Within 1 week, the users are now able to login and register in the site. </text:p>
            </text:list-item>
            <text:list-item>
              <text:p text:style-name="P14">Then, Within 1 week, the users can now view the products and the product detail page.</text:p>
            </text:list-item>
            <text:list-item>
              <text:p text:style-name="P14">Then, Within 2 weeks, the search feature is already implemented. <text:s/></text:p>
            </text:list-item>
            <text:list-item>
              <text:p text:style-name="P14">Then, Within 2 weeks, the add to cart functionality is created. </text:p>
            </text:list-item>
          </text:list>
        </text:list-item>
        <text:list-item>
          <text:p text:style-name="P14"><text:soft-page-break/>Within <text:tab/>5 weeks after the first sprint, the second sprint will be completed. The system will complete at least 90% of its proposed major features. </text:p>
          <text:list>
            <text:list-item>
              <text:p text:style-name="P14">Within 1 week, the users are now able to add product feedback (or ratings)</text:p>
            </text:list-item>
            <text:list-item>
              <text:p text:style-name="P14">Then, within 1 week, the social sharing, add to favorites features are now implemented.</text:p>
            </text:list-item>
            <text:list-item>
              <text:p text:style-name="P14">Then, within 1 week, the related products section and contact admin features are now implemented. <text:tab/></text:p>
            </text:list-item>
            <text:list-item>
              <text:p text:style-name="P14">Then, within 1 week, the recommendation feature is already added.</text:p>
            </text:list-item>
            <text:list-item>
              <text:p text:style-name="P14">Then, within 1 week, the currency converter feature is already added. <text:s/></text:p>
            </text:list-item>
          </text:list>
        </text:list-item>
        <text:list-item>
          <text:p text:style-name="P14">Within 1 week after the second sprint the main features decided by the team would be completed and tested correctly by the client. </text:p>
        </text:list-item>
      </text:list>
      <text:p text:style-name="P2"/>
      <text:p text:style-name="P2"><text:span text:style-name="T3">Principles </text:span><text:tab/> <text:tab/> <text:tab/></text:p>
      <text:p text:style-name="P2">Customer Satisfaction</text:p>
      <text:p text:style-name="P2"/>
      <text:p text:style-name="P3">Features</text:p>
      <text:p text:style-name="P2">Admin Dashboard</text:p>
      <text:p text:style-name="P1">Add Product Categories</text:p>
      <text:p text:style-name="P1">Make Product Featured</text:p>
      <text:p text:style-name="P2">User Login &amp; Registration Feature</text:p>
      <text:p text:style-name="P2">View Products</text:p>
      <text:p text:style-name="P2">View Product Detail Page</text:p>
      <text:p text:style-name="P2">Search</text:p>
      <text:p text:style-name="P2">Add to cart </text:p>
      <text:p text:style-name="P2">Add Product Feedback</text:p>
      <text:p text:style-name="P2">Add to favorites </text:p>
      <text:p text:style-name="P2">Social Sharing</text:p>
      <text:p text:style-name="P2">Related Products Section</text:p>
      <text:p text:style-name="P2">Contact Admin</text:p>
      <text:p text:style-name="P2">Recommendation feature</text:p>
      <text:p text:style-name="P2">Currency Converter</text:p>
      <text:p text:style-name="P3"/>
      <text:p text:style-name="P2"><text:span text:style-name="T3">Business rules</text:span></text:p>
      <text:p text:style-name="P3"><text:tab/> <text:tab/> <text:tab/></text:p>
      <text:list xml:id="list4474686924788267069" text:style-name="LS2">
        <text:list-item>
          <text:p text:style-name="P17"><text:span text:style-name="T5">When signing up, the user can only use the alphanumeric characters and the password has a required field of 6-22 valid characters</text:span></text:p>
        </text:list-item>
        <text:list-item>
          <text:p text:style-name="P17"><text:span text:style-name="T5">The email/Username is unique to every account that is recorded in the database</text:span></text:p>
        </text:list-item>
        <text:list-item>
          <text:p text:style-name="P17"><text:span text:style-name="T5">When signing up, the information inputted must be complete such as the email/username, password, contact info, and confirm password</text:span></text:p>
        </text:list-item>
        <text:list-item>
          <text:p text:style-name="P17"><text:span text:style-name="T5">When filling up the form, the password and the confirm password must be the same</text:span></text:p>
        </text:list-item>
        <text:list-item>
          <text:p text:style-name="P17"><text:span text:style-name="T5">The username and password must be recorded on the database for the user to be logged in</text:span></text:p>
        </text:list-item>
        <text:list-item>
          <text:p text:style-name="P17"><text:span text:style-name="T5">The user and admin has different access rights</text:span></text:p>
        </text:list-item>
        <text:list-item>
          <text:p text:style-name="P17"><text:span text:style-name="T5">The users not logged in will not be able to checkout their cart</text:span></text:p>
        </text:list-item>
        <text:list-item>
          <text:p text:style-name="P17"><text:span text:style-name="T5">When the admin adds a product all the information of the product must be complete</text:span></text:p>
        </text:list-item>
        <text:list-item>
          <text:p text:style-name="P17"><text:span text:style-name="T5"><text:s/>feedback for a product is limited to only 500 characters</text:span></text:p>
        </text:list-item>
      </text:list>
      <text:p text:style-name="P2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6-02-02T18:28:41.398373997</dc:date>
    <meta:editing-duration>PT1M9S</meta:editing-duration>
    <meta:document-statistic meta:table-count="0" meta:image-count="0" meta:object-count="0" meta:page-count="2" meta:paragraph-count="63" meta:word-count="592" meta:character-count="3685" meta:non-whitespace-character-count="3137"/>
  </office:meta>
</office:document-meta>
</file>